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troducción a databasesIntroduction a bases de datos</text:p>
      <text:p text:style-name="Standard">Las bases de datos actuales son esenciales para todos los</text:p>
      <text:p text:style-name="Standard">negocio. Ellos se utilizan para mantener</text:p>
      <text:p text:style-name="Standard">registros internos, para presentar los datos a los clientes</text:p>
      <text:p text:style-name="Standard">y los clientes de la World-Wide-Web, y para</text:p>
      <text:p text:style-name="Standard">apoyar muchos otros procesos comerciales. Introducción a las bases de datos</text:p>
      <text:p text:style-name="Standard">Las bases de datos están igualmente encontrar en el núcleo de</text:p>
      <text:p text:style-name="Standard">muchas investigaciones científicas. Ellos representan</text:p>
      <text:p text:style-name="Standard">los datos recogidos por los astrónomos, por</text:p>
      <text:p text:style-name="Standard">investigadores del genoma humano, y por</text:p>
      <text:p text:style-name="Standard">bioquímicos explorar las propiedades medicinales</text:p>
      <text:p text:style-name="Standard">de proteínas, junto con muchos otros scientists.Databases y bases de datos</text:p>
      <text:p text:style-name="Standard">Sistemas de Gestión (DBMS)</text:p>
      <text:p text:style-name="Standard">Los datos y base de datos</text:p>
      <text:p text:style-name="Standard">Hay tres ámbitos o mundos de datos:</text:p>
      <text:p text:style-name="Standard">❏ El mundo real</text:p>
      <text:p text:style-name="Standard">❏ El mundo conceptual</text:p>
      <text:p text:style-name="Standard">❏ Las representaciones worldDatabases y bases de datos</text:p>
      <text:p text:style-name="Standard">Sistemas de Gestión (DBMS)</text:p>
      <text:p text:style-name="Standard">El mundo real: son los objetos de la</text:p>
      <text:p text:style-name="Standard">la realidad, y cuya habrá manage.Databases y bases de datos</text:p>
      <text:p text:style-name="Standard">Sistemas de Gestión (DBMS)</text:p>
      <text:p text:style-name="Standard">El mundo conceptual: conocimientos Set</text:p>
      <text:p text:style-name="Standard">obtenido a partir del mundo real. Estos conjuntos</text:p>
      <text:p text:style-name="Standard">depende de las viewer.Databases y bases de datos</text:p>
      <text:p text:style-name="Standard">Sistemas de Gestión (DBMS)</text:p>
      <text:p text:style-name="Standard">El mundo representaciones: es el conjunto de</text:p>
      <text:p text:style-name="Standard">representaciones informáticas del mundo. Ellos</text:p>
      <text:p text:style-name="Standard">están obligados a trabajar con data.Databases y bases de datos</text:p>
      <text:p text:style-name="Standard">Sistemas de Gestión (DBMS)</text:p>
      <text:p text:style-name="Standard">Los datos y su representación.</text:p>
      <text:p text:style-name="Standard">Los datos son una representación del equipo</text:p>
      <text:p text:style-name="Standard">información disponible. Se hace referencia a</text:p>
      <text:p text:style-name="Standard">interesante para nosotros los objetos del mundo real.</text:p>
      <text:p text:style-name="Standard">REPRESENTACIÓN MUNDIAL está configurado por el</text:p>
      <text:p text:style-name="Standard">dataDatabases y bases de datos informatizadas trabajadas</text:p>
      <text:p text:style-name="Standard">Sistemas de Gestión (DBMS)</text:p>
      <text:p text:style-name="Standard">Dos etapas son necesarias con el fin de convertir</text:p>
      <text:p text:style-name="Standard">el mundo real a los datos de la computadora; Ellos son:</text:p>
      <text:p text:style-name="Standard">Diseño 1. Lógica</text:p>
      <text:p text:style-name="Standard">2. DesignDatabases físicas y bases de datos</text:p>
      <text:p text:style-name="Standard">Sistemas de Gestión (DBMS)</text:p>
      <text:p text:style-name="Standard">Diseño Lógica</text:p>
      <text:p text:style-name="Standard">Funciona con el modelo abstracto de datos. Ese</text:p>
      <text:p text:style-name="Standard">modelo se obtiene al final de la</text:p>
      <text:p text:style-name="Standard">etapa de modelo conceptual. El objetivo de esta etapa</text:p>
      <text:p text:style-name="Standard">es traducir el mundo real al modelo de datos</text:p>
      <text:p text:style-name="Standard">utilizado por DBMSDatabases y bases de datos</text:p>
      <text:p text:style-name="Standard">Sistemas de Gestión (DBMS)</text:p>
      <text:p text:style-name="Standard">Diseño físico</text:p>
      <text:p text:style-name="Standard">Es la etapa en la que se aumenta la</text:p>
      <text:p text:style-name="Standard">efficiency.Databases operación y bases de datos</text:p>
      <text:p text:style-name="Standard"><text:soft-page-break/>Sistemas de Gestión (DBMS)</text:p>
      <text:p text:style-name="Standard">Entidad, atributo y valor.</text:p>
      <text:p text:style-name="Standard">La información se define por tres elementos:</text:p>
      <text:p text:style-name="Standard">1. entidad</text:p>
      <text:p text:style-name="Standard">2. atributo</text:p>
      <text:p text:style-name="Standard">3. valueDatabases y bases de datos</text:p>
      <text:p text:style-name="Standard">Sistemas de Gestión (DBMS)</text:p>
      <text:p text:style-name="Standard">Entidad</text:p>
      <text:p text:style-name="Standard">La palabra ENTIDAD es un objeto de la realidad</text:p>
      <text:p text:style-name="Standard">conceptualizamos y estamos interesados ​​en alguna</text:p>
      <text:p text:style-name="Standard">características de la misma.</text:p>
      <text:p text:style-name="Standard">Hay dos entidades: Tipo de Entidad es un genérico</text:p>
      <text:p text:style-name="Standard">palabra que se usa en el lenguaje real y Entidad</text:p>
      <text:p text:style-name="Standard">petición es un objectDatabases y bases de datos específicas</text:p>
      <text:p text:style-name="Standard">Sistemas de Gestión (DBMS)</text:p>
      <text:p text:style-name="Standard">Por ejemplo:</text:p>
      <text:p text:style-name="Standard">coche es un tipo de entidad.</text:p>
      <text:p text:style-name="Standard">su coche con ID es 1234 BCD</text:p>
      <text:p text:style-name="Standard">es un RequestDatabases y bases de datos de entidad</text:p>
      <text:p text:style-name="Standard">Sistemas de Gestión (DBMS)</text:p>
      <text:p text:style-name="Standard">Atributos: propiedades de la entidad que son</text:p>
      <text:p text:style-name="Standard">interesados.</text:p>
      <text:p text:style-name="Standard">Ejemplo: la entidad del coche 1234 BCD es</text:p>
      <text:p text:style-name="Standard">tipo, color, vidrio, hp, cc.Databases y bases de datos</text:p>
      <text:p text:style-name="Standard">Sistemas de Gestión (DBMS)</text:p>
      <text:p text:style-name="Standard">Valor: son los valores de los atributos</text:p>
      <text:p text:style-name="Standard">Ejemplo: la entidad del coche 1234 BCD es</text:p>
      <text:p text:style-name="Standard">deportivo, negro, oscuro, 147hp, 3.5 cc. Bases de datos y bases de datos</text:p>
      <text:p text:style-name="Standard">Sistemas de Gestión (DBMS)</text:p>
      <text:p text:style-name="Standard">Acerca ENTIDAD hay dos tipos:</text:p>
      <text:p text:style-name="Standard">Tipo de entidad: es una entidad genérica o, más</text:p>
      <text:p text:style-name="Standard">correctamente, es una abstracción de un par de cosas reales</text:p>
      <text:p text:style-name="Standard">establecer. F.i .: un coche</text:p>
      <text:p text:style-name="Standard">instancia de la entidad: es un objeto del mundo real</text:p>
      <text:p text:style-name="Standard">conceptualización. Fi: la matrícula del coche Atributos tipo de datos y administración de dominio</text:p>
      <text:p text:style-name="Standard">Todo el valor establecido que un atributo puede tomar es</text:p>
      <text:p text:style-name="Standard">llamado dominio.</text:p>
      <text:p text:style-name="Standard">Un tipo de datos define un valor establecido con alguna</text:p>
      <text:p text:style-name="Standard">características comunes, estas características</text:p>
      <text:p text:style-name="Standard">hacer compatibilidades, entonces las operaciones sobre</text:p>
      <text:p text:style-name="Standard">que podría ser defined.Attributes tipo de datos y de dominio</text:p>
      <text:p text:style-name="Standard">Ejemplo de tipo de datos</text:p>
      <text:p text:style-name="Standard">Deje conjunto entero sea como un tipo de datos. Operación</text:p>
      <text:p text:style-name="Standard">como más, menos, los tiempos se pueden definir, pero el</text:p>
      <text:p text:style-name="Standard">división exacta no se puede definir en esta set.Attributes tipo de datos y administración de dominio</text:p>
      <text:p text:style-name="Standard">Ejemplo de tipo de dominio</text:p>
      <text:p text:style-name="Standard">Se tiene en cuenta la licencia de conducir español (DL).</text:p>
      <text:p text:style-name="Standard">Cuando pierdes todos los puntos, el DL se revoca</text:p>
      <text:p text:style-name="Standard">y tienes que pasar el examen en otro momento.</text:p>
      <text:p text:style-name="Standard">El número de puntos es de 0 a 15, esto es</text:p>
      <text:p text:style-name="Standard">el dominio en este Valor case.Null</text:p>
      <text:p text:style-name="Standard">El valor nulo expresión indican que cualquier</text:p>
      <text:p text:style-name="Standard"><text:soft-page-break/>valor está asociado a ese atributo de un</text:p>
      <text:p text:style-name="Standard">entidad.</text:p>
      <text:p text:style-name="Standard">Por ejemplo, una persona que no tienen el DL,</text:p>
      <text:p text:style-name="Standard">no tiene puntos, ni 0.Keys y atributos de identificación</text:p>
      <text:p text:style-name="Standard">Un atributo identificador (ID) permite identificar</text:p>
      <text:p text:style-name="Standard">sin lugar a dudas una entidad del resto. Valor que</text:p>
      <text:p text:style-name="Standard">es unico.</text:p>
      <text:p text:style-name="Standard">Por ejemplo, el número de tarjeta de identificación es único</text:p>
      <text:p text:style-name="Standard">para everyone.Keys y atributos de identificación</text:p>
      <text:p text:style-name="Standard">El conjunto de atributos de identidad se llama llaves.</text:p>
      <text:p text:style-name="Standard">Por ejemplo: El código postal es una tecla</text:p>
      <text:p text:style-name="Standard">comercial de las representaciones departamentales stores.Tabular y su</text:p>
      <text:p text:style-name="Standard">implementación</text:p>
      <text:p text:style-name="Standard">La información es el resultado de analizar y de</text:p>
      <text:p text:style-name="Standard">hacer que los conceptos del mundo real.</text:p>
      <text:p text:style-name="Standard">Hay representaciones que no son</text:p>
      <text:p text:style-name="Standard">eficiente para ver la información, y es</text:p>
      <text:p text:style-name="Standard">es necesario, utilice una buena representación. El más</text:p>
      <text:p text:style-name="Standard">utilizada es la representación representation.Tabular tabular y su</text:p>
      <text:p text:style-name="Standard">implementación</text:p>
      <text:p text:style-name="Standard">En la representación tabular cada fila</text:p>
      <text:p text:style-name="Standard">representa una entidad ejemplo, cada columna</text:p>
      <text:p text:style-name="Standard">representa un atributo y cada célula contiene</text:p>
      <text:p text:style-name="Standard">representaciones del valor pertinent.Tabular y su</text:p>
      <text:p text:style-name="Standard">implement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19:56:00</meta:creation-date>
    <dc:date>2015-09-25T19:56:34</dc:date>
    <meta:editing-duration>P0D</meta:editing-duration>
    <meta:editing-cycles>1</meta:editing-cycles>
    <meta:document-statistic meta:table-count="0" meta:image-count="0" meta:object-count="0" meta:page-count="3" meta:paragraph-count="129" meta:word-count="867" meta:character-count="5288" meta:non-whitespace-character-count="4548"/>
    <meta:generator>LibreOffice/3.5$Linux_x86 LibreOffice_project/350m1$Build-2</meta:generator>
  </office:meta>
</office:document-meta>
</file>